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8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in" svg:height="3.5449in" svg:x="4.9539in" svg:y="4.3295in">
            <draw:object draw:notify-on-update-of-ranges="Sheet1.C25:Sheet1.Q2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row table:style-name="ro1">
          <table:table-cell table:number-columns-repeated="18"/>
        </table:table-row>
        <table:table-row table:style-name="ro2">
          <table:table-cell table:number-columns-repeated="18"/>
        </table:table-row>
        <table:table-row table:style-name="ro3">
          <table:table-cell/>
          <table:table-cell table:style-name="ce1" office:value-type="string">
            <text:p>Galton-Brett</text:p>
          </table:table-cell>
          <table:table-cell table:number-columns-repeated="16"/>
        </table:table-row>
        <table:table-row table:style-name="ro4">
          <table:table-cell table:number-columns-repeated="2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string">
            <text:p>Summe</text:p>
          </table:table-cell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formula="of:=SUM([.C5:.Q5])" office:value-type="float" office:value="50">
            <text:p>50</text:p>
          </table:table-cell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C6:.Q6])" office:value-type="float" office:value="50">
            <text:p>50</text:p>
          </table:table-cell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SUM([.C7:.Q7])" office:value-type="float" office:value="50">
            <text:p>50</text:p>
          </table:table-cell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C8:.Q8])" office:value-type="float" office:value="50">
            <text:p>50</text:p>
          </table:table-cell>
        </table:table-row>
        <table:table-row table:style-name="ro1">
          <table:table-cell/>
          <table:table-cell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C9:.Q9])" office:value-type="float" office:value="50">
            <text:p>50</text:p>
          </table:table-cell>
        </table:table-row>
        <table:table-row table:style-name="ro1">
          <table:table-cell/>
          <table:table-cell table:style-name="ce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C10:.Q10])" office:value-type="float" office:value="50">
            <text:p>50</text:p>
          </table:table-cell>
        </table:table-row>
        <table:table-row table:style-name="ro1">
          <table:table-cell/>
          <table:table-cell table:style-name="ce2"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formula="of:=SUM([.C11:.Q11])" office:value-type="float" office:value="50">
            <text:p>50</text:p>
          </table:table-cell>
        </table:table-row>
        <table:table-row table:style-name="ro1">
          <table:table-cell/>
          <table:table-cell table:style-name="ce2"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formula="of:=SUM([.C12:.Q12])" office:value-type="float" office:value="50">
            <text:p>50</text:p>
          </table:table-cell>
        </table:table-row>
        <table:table-row table:style-name="ro1">
          <table:table-cell/>
          <table:table-cell table:style-name="ce2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C13:.Q13])" office:value-type="float" office:value="50">
            <text:p>50</text:p>
          </table:table-cell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C14:.Q14])" office:value-type="float" office:value="50">
            <text:p>50</text:p>
          </table:table-cell>
        </table:table-row>
        <table:table-row table:style-name="ro1">
          <table:table-cell/>
          <table:table-cell table:style-name="ce2"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C15:.Q15])" office:value-type="float" office:value="50">
            <text:p>50</text:p>
          </table:table-cell>
        </table:table-row>
        <table:table-row table:style-name="ro1">
          <table:table-cell/>
          <table:table-cell table:style-name="ce2"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formula="of:=SUM([.C16:.Q16])" office:value-type="float" office:value="50">
            <text:p>50</text:p>
          </table:table-cell>
        </table:table-row>
        <table:table-row table:style-name="ro1">
          <table:table-cell/>
          <table:table-cell table:style-name="ce2"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formula="of:=SUM([.C17:.Q17])" office:value-type="float" office:value="50">
            <text:p>50</text:p>
          </table:table-cell>
        </table:table-row>
        <table:table-row table:style-name="ro1">
          <table:table-cell/>
          <table:table-cell table:style-name="ce2"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C18:.Q18])" office:value-type="float" office:value="50">
            <text:p>50</text:p>
          </table:table-cell>
        </table:table-row>
        <table:table-row table:style-name="ro1">
          <table:table-cell/>
          <table:table-cell table:style-name="ce2"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C19:.Q19])" office:value-type="float" office:value="50">
            <text:p>50</text:p>
          </table:table-cell>
        </table:table-row>
        <table:table-row table:style-name="ro1">
          <table:table-cell/>
          <table:table-cell table:style-name="ce2"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C20:.Q20])" office:value-type="float" office:value="50">
            <text:p>50</text:p>
          </table:table-cell>
        </table:table-row>
        <table:table-row table:style-name="ro1">
          <table:table-cell/>
          <table:table-cell table:style-name="ce2"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formula="of:=SUM([.C21:.Q21])" office:value-type="float" office:value="50">
            <text:p>50</text:p>
          </table:table-cell>
        </table:table-row>
        <table:table-row table:style-name="ro1">
          <table:table-cell/>
          <table:table-cell table:style-name="ce2"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C22:.Q22])" office:value-type="float" office:value="50">
            <text:p>50</text:p>
          </table:table-cell>
        </table:table-row>
        <table:table-row table:style-name="ro1">
          <table:table-cell/>
          <table:table-cell table:style-name="ce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formula="of:=SUM([.C23:.Q23])" office:value-type="float" office:value="50">
            <text:p>50</text:p>
          </table:table-cell>
        </table:table-row>
        <table:table-row table:style-name="ro1">
          <table:table-cell/>
          <table:table-cell table:style-name="ce2"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C24:.Q24])" office:value-type="float" office:value="50">
            <text:p>50</text:p>
          </table:table-cell>
        </table:table-row>
        <table:table-row table:style-name="ro1">
          <table:table-cell/>
          <table:table-cell table:style-name="ce2" office:value-type="string">
            <text:p>Total</text:p>
          </table:table-cell>
          <table:table-cell table:formula="of:=SUM([.C5:.C24])" office:value-type="float" office:value="0">
            <text:p>0</text:p>
          </table:table-cell>
          <table:table-cell table:formula="of:=SUM([.D5:.D24])" office:value-type="float" office:value="2">
            <text:p>2</text:p>
          </table:table-cell>
          <table:table-cell table:formula="of:=SUM([.E5:.E24])" office:value-type="float" office:value="12">
            <text:p>12</text:p>
          </table:table-cell>
          <table:table-cell table:formula="of:=SUM([.F5:.F24])" office:value-type="float" office:value="30">
            <text:p>30</text:p>
          </table:table-cell>
          <table:table-cell table:formula="of:=SUM([.G5:.G24])" office:value-type="float" office:value="78">
            <text:p>78</text:p>
          </table:table-cell>
          <table:table-cell table:formula="of:=SUM([.H5:.H24])" office:value-type="float" office:value="107">
            <text:p>107</text:p>
          </table:table-cell>
          <table:table-cell table:formula="of:=SUM([.I5:.I24])" office:value-type="float" office:value="190">
            <text:p>190</text:p>
          </table:table-cell>
          <table:table-cell table:formula="of:=SUM([.J5:.J24])" office:value-type="float" office:value="184">
            <text:p>184</text:p>
          </table:table-cell>
          <table:table-cell table:formula="of:=SUM([.K5:.K24])" office:value-type="float" office:value="206">
            <text:p>206</text:p>
          </table:table-cell>
          <table:table-cell table:formula="of:=SUM([.L5:.L24])" office:value-type="float" office:value="110">
            <text:p>110</text:p>
          </table:table-cell>
          <table:table-cell table:formula="of:=SUM([.M5:.M24])" office:value-type="float" office:value="46">
            <text:p>46</text:p>
          </table:table-cell>
          <table:table-cell table:formula="of:=SUM([.N5:.N24])" office:value-type="float" office:value="28">
            <text:p>28</text:p>
          </table:table-cell>
          <table:table-cell table:formula="of:=SUM([.O5:.O24])" office:value-type="float" office:value="7">
            <text:p>7</text:p>
          </table:table-cell>
          <table:table-cell table:formula="of:=SUM([.P5:.P24])" office:value-type="float" office:value="0">
            <text:p>0</text:p>
          </table:table-cell>
          <table:table-cell table:formula="of:=SUM([.Q5:.Q24])" office:value-type="float" office:value="0">
            <text:p>0</text:p>
          </table:table-cell>
          <table:table-cell table:formula="of:=SUM([.R5:.R24])" office:value-type="float" office:value="1000">
            <text:p>1000</text:p>
          </table:table-cell>
        </table:table-row>
        <table:table-row table:style-name="ro2" table:number-rows-repeated="22">
          <table:table-cell table:number-columns-repeated="18"/>
        </table:table-row>
        <table:table-row table:style-name="ro4">
          <table:table-cell/>
          <table:table-cell office:value-type="string">
            <text:p>Würfel</text:p>
          </table:table-cell>
          <table:table-cell/>
          <table:table-cell office:value-type="string">
            <text:p>1-zeln</text:p>
          </table:table-cell>
          <table:table-cell office:value-type="string">
            <text:p>2-zeln</text:p>
          </table:table-cell>
          <table:table-cell office:value-type="string">
            <text:p>4-zeln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columns-repeated="2" office:value-type="float" office:value="2">
            <text:p>2</text:p>
          </table:table-cell>
          <table:table-cell table:formula="of:=SUM([.D49:.D50])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SUM([.D51:.D52])" office:value-type="float" office:value="4">
            <text:p>4</text:p>
          </table:table-cell>
          <table:table-cell table:formula="of:=SUM([.D49:.D52])" office:value-type="float" office:value="9">
            <text:p>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SUM([.D53:.D54])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SUM([.D55:.D56])" office:value-type="float" office:value="6">
            <text:p>6</text:p>
          </table:table-cell>
          <table:table-cell table:formula="of:=SUM([.D53:.D56])" office:value-type="float" office:value="13">
            <text:p>1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SUM([.D57:.D58])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formula="of:=SUM([.D59:.D60])" office:value-type="float" office:value="10">
            <text:p>10</text:p>
          </table:table-cell>
          <table:table-cell table:formula="of:=SUM([.D57:.D60])" office:value-type="float" office:value="16">
            <text:p>1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SUM([.D61:.D62])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f:=SUM([.D63:.D64])" office:value-type="float" office:value="5">
            <text:p>5</text:p>
          </table:table-cell>
          <table:table-cell table:formula="of:=SUM([.D61:.D64])" office:value-type="float" office:value="11">
            <text:p>1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table:formula="of:=SUM([.D65:.D66])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SUM([.D67:.D68])" office:value-type="float" office:value="2">
            <text:p>2</text:p>
          </table:table-cell>
          <table:table-cell table:formula="of:=SUM([.D65:.D68])" office:value-type="float" office:value="9">
            <text:p>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table:formula="of:=SUM([.D69:.D70])" office:value-type="float" office:value="11">
            <text:p>1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table:formula="of:=SUM([.D71:.D72])" office:value-type="float" office:value="12">
            <text:p>12</text:p>
          </table:table-cell>
          <table:table-cell table:formula="of:=SUM([.D69:.D72])" office:value-type="float" office:value="23">
            <text:p>2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table:formula="of:=SUM([.D73:.D74])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table:formula="of:=SUM([.D75:.D76])" office:value-type="float" office:value="9">
            <text:p>9</text:p>
          </table:table-cell>
          <table:table-cell table:formula="of:=SUM([.D73:.D76])" office:value-type="float" office:value="12">
            <text:p>1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SUM([.D77:.D78])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table:formula="of:=SUM([.D79:.D80])" office:value-type="float" office:value="8">
            <text:p>8</text:p>
          </table:table-cell>
          <table:table-cell table:formula="of:=SUM([.D77:.D80])" office:value-type="float" office:value="16">
            <text:p>1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table:formula="of:=SUM([.D81:.D82])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table:formula="of:=SUM([.D83:.D84])" office:value-type="float" office:value="6">
            <text:p>6</text:p>
          </table:table-cell>
          <table:table-cell table:formula="of:=SUM([.D81:.D84])" office:value-type="float" office:value="13">
            <text:p>1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table:formula="of:=SUM([.D85:.D86])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table:formula="of:=SUM([.D87:.D88])" office:value-type="float" office:value="10">
            <text:p>10</text:p>
          </table:table-cell>
          <table:table-cell table:formula="of:=SUM([.D85:.D88])" office:value-type="float" office:value="18">
            <text:p>1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table:formula="of:=SUM([.D89:.D90])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4">
            <text:p>44</text:p>
          </table:table-cell>
          <table:table-cell office:value-type="float" office:value="5">
            <text:p>5</text:p>
          </table:table-cell>
          <table:table-cell table:formula="of:=SUM([.D91:.D92])" office:value-type="float" office:value="11">
            <text:p>11</text:p>
          </table:table-cell>
          <table:table-cell table:formula="of:=SUM([.D89:.D92])" office:value-type="float" office:value="20">
            <text:p>2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6">
            <text:p>46</text:p>
          </table:table-cell>
          <table:table-cell office:value-type="float" office:value="6">
            <text:p>6</text:p>
          </table:table-cell>
          <table:table-cell table:formula="of:=SUM([.D93:.D94])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table:formula="of:=SUM([.D95:.D96])" office:value-type="float" office:value="8">
            <text:p>8</text:p>
          </table:table-cell>
          <table:table-cell table:formula="of:=SUM([.D93:.D96])" office:value-type="float" office:value="16">
            <text:p>1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49">
            <text:p>49</text:p>
          </table:table-cell>
          <table:table-cell office:value-type="float" office:value="5">
            <text:p>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formula="of:=SUM([.D97:.D98])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1">
            <text:p>51</text:p>
          </table:table-cell>
          <table:table-cell office:value-type="float" office:value="3">
            <text:p>3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table:formula="of:=SUM([.D99:.D100])" office:value-type="float" office:value="6">
            <text:p>6</text:p>
          </table:table-cell>
          <table:table-cell table:formula="of:=SUM([.D97:.D100])" office:value-type="float" office:value="14">
            <text:p>1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53">
            <text:p>53</text:p>
          </table:table-cell>
          <table:table-cell office:value-type="float" office:value="5">
            <text:p>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table:formula="of:=SUM([.D101:.D102])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table:formula="of:=SUM([.D103:.D104])" office:value-type="float" office:value="6">
            <text:p>6</text:p>
          </table:table-cell>
          <table:table-cell table:formula="of:=SUM([.D101:.D104])" office:value-type="float" office:value="12">
            <text:p>1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8">
            <text:p>58</text:p>
          </table:table-cell>
          <table:table-cell office:value-type="float" office:value="5">
            <text:p>5</text:p>
          </table:table-cell>
          <table:table-cell table:formula="of:=SUM([.D105:.D106])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table:formula="of:=SUM([.D107:.D108])" office:value-type="float" office:value="7">
            <text:p>7</text:p>
          </table:table-cell>
          <table:table-cell table:formula="of:=SUM([.D105:.D108])" office:value-type="float" office:value="15">
            <text:p>1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2">
            <text:p>62</text:p>
          </table:table-cell>
          <table:table-cell office:value-type="float" office:value="5">
            <text:p>5</text:p>
          </table:table-cell>
          <table:table-cell table:formula="of:=SUM([.D109:.D110])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table:formula="of:=SUM([.D111:.D112])" office:value-type="float" office:value="3">
            <text:p>3</text:p>
          </table:table-cell>
          <table:table-cell table:formula="of:=SUM([.D109:.D112])" office:value-type="float" office:value="9">
            <text:p>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6">
            <text:p>66</text:p>
          </table:table-cell>
          <table:table-cell office:value-type="float" office:value="6">
            <text:p>6</text:p>
          </table:table-cell>
          <table:table-cell table:formula="of:=SUM([.D113:.D114])" office:value-type="float" office:value="11">
            <text:p>1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7">
            <text:p>67</text:p>
          </table:table-cell>
          <table:table-cell office:value-type="float" office:value="5">
            <text:p>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8">
            <text:p>68</text:p>
          </table:table-cell>
          <table:table-cell office:value-type="float" office:value="6">
            <text:p>6</text:p>
          </table:table-cell>
          <table:table-cell table:formula="of:=SUM([.D115:.D116])" office:value-type="float" office:value="11">
            <text:p>11</text:p>
          </table:table-cell>
          <table:table-cell table:formula="of:=SUM([.D113:.D116])" office:value-type="float" office:value="22">
            <text:p>2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formula="of:=SUM([.D117:.D118])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71">
            <text:p>71</text:p>
          </table:table-cell>
          <table:table-cell office:value-type="float" office:value="3">
            <text:p>3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table:formula="of:=SUM([.D119:.D120])" office:value-type="float" office:value="5">
            <text:p>5</text:p>
          </table:table-cell>
          <table:table-cell table:formula="of:=SUM([.D117:.D120])" office:value-type="float" office:value="7">
            <text:p>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table:formula="of:=SUM([.D121:.D122])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6">
            <text:p>76</text:p>
          </table:table-cell>
          <table:table-cell office:value-type="float" office:value="5">
            <text:p>5</text:p>
          </table:table-cell>
          <table:table-cell table:formula="of:=SUM([.D123:.D124])" office:value-type="float" office:value="8">
            <text:p>8</text:p>
          </table:table-cell>
          <table:table-cell table:formula="of:=SUM([.D121:.D124])" office:value-type="float" office:value="14">
            <text:p>1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77">
            <text:p>77</text:p>
          </table:table-cell>
          <table:table-cell office:value-type="float" office:value="5">
            <text:p>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8">
            <text:p>78</text:p>
          </table:table-cell>
          <table:table-cell office:value-type="float" office:value="5">
            <text:p>5</text:p>
          </table:table-cell>
          <table:table-cell table:formula="of:=SUM([.D125:.D126])" office:value-type="float" office:value="10">
            <text:p>1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table:formula="of:=SUM([.D127:.D128])" office:value-type="float" office:value="4">
            <text:p>4</text:p>
          </table:table-cell>
          <table:table-cell table:formula="of:=SUM([.D125:.D128])" office:value-type="float" office:value="14">
            <text:p>1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81">
            <text:p>81</text:p>
          </table:table-cell>
          <table:table-cell office:value-type="float" office:value="4">
            <text:p>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2">
            <text:p>82</text:p>
          </table:table-cell>
          <table:table-cell office:value-type="float" office:value="4">
            <text:p>4</text:p>
          </table:table-cell>
          <table:table-cell table:formula="of:=SUM([.D129:.D130])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4">
            <text:p>84</text:p>
          </table:table-cell>
          <table:table-cell office:value-type="float" office:value="5">
            <text:p>5</text:p>
          </table:table-cell>
          <table:table-cell table:formula="of:=SUM([.D131:.D132])" office:value-type="float" office:value="7">
            <text:p>7</text:p>
          </table:table-cell>
          <table:table-cell table:formula="of:=SUM([.D129:.D132])" office:value-type="float" office:value="15">
            <text:p>1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table:formula="of:=SUM([.D133:.D134])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7">
            <text:p>87</text:p>
          </table:table-cell>
          <table:table-cell office:value-type="float" office:value="3">
            <text:p>3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8">
            <text:p>88</text:p>
          </table:table-cell>
          <table:table-cell office:value-type="float" office:value="6">
            <text:p>6</text:p>
          </table:table-cell>
          <table:table-cell table:formula="of:=SUM([.D135:.D136])" office:value-type="float" office:value="9">
            <text:p>9</text:p>
          </table:table-cell>
          <table:table-cell table:formula="of:=SUM([.D133:.D136])" office:value-type="float" office:value="11">
            <text:p>1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89">
            <text:p>89</text:p>
          </table:table-cell>
          <table:table-cell office:value-type="float" office:value="3">
            <text:p>3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table:formula="of:=SUM([.D137:.D138])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1">
            <text:p>91</text:p>
          </table:table-cell>
          <table:table-cell office:value-type="float" office:value="5">
            <text:p>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92">
            <text:p>92</text:p>
          </table:table-cell>
          <table:table-cell office:value-type="float" office:value="3">
            <text:p>3</text:p>
          </table:table-cell>
          <table:table-cell table:formula="of:=SUM([.D139:.D140])" office:value-type="float" office:value="8">
            <text:p>8</text:p>
          </table:table-cell>
          <table:table-cell table:formula="of:=SUM([.D137:.D140])" office:value-type="float" office:value="13">
            <text:p>1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93">
            <text:p>93</text:p>
          </table:table-cell>
          <table:table-cell office:value-type="float" office:value="3">
            <text:p>3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94">
            <text:p>94</text:p>
          </table:table-cell>
          <table:table-cell office:value-type="float" office:value="6">
            <text:p>6</text:p>
          </table:table-cell>
          <table:table-cell table:formula="of:=SUM([.D141:.D142])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5">
            <text:p>95</text:p>
          </table:table-cell>
          <table:table-cell office:value-type="float" office:value="5">
            <text:p>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96">
            <text:p>96</text:p>
          </table:table-cell>
          <table:table-cell office:value-type="float" office:value="5">
            <text:p>5</text:p>
          </table:table-cell>
          <table:table-cell table:formula="of:=SUM([.D143:.D144])" office:value-type="float" office:value="10">
            <text:p>10</text:p>
          </table:table-cell>
          <table:table-cell table:formula="of:=SUM([.D141:.D144])" office:value-type="float" office:value="19">
            <text:p>1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97">
            <text:p>97</text:p>
          </table:table-cell>
          <table:table-cell office:value-type="float" office:value="3">
            <text:p>3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98">
            <text:p>98</text:p>
          </table:table-cell>
          <table:table-cell office:value-type="float" office:value="3">
            <text:p>3</text:p>
          </table:table-cell>
          <table:table-cell table:formula="of:=SUM([.D145:.D146])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SUM([.D147:.D148])" office:value-type="float" office:value="2">
            <text:p>2</text:p>
          </table:table-cell>
          <table:table-cell table:formula="of:=SUM([.D145:.D148])" office:value-type="float" office:value="8">
            <text:p>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2">
            <text:p>102</text:p>
          </table:table-cell>
          <table:table-cell office:value-type="float" office:value="2">
            <text:p>2</text:p>
          </table:table-cell>
          <table:table-cell table:formula="of:=SUM([.D149:.D150])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03">
            <text:p>103</text:p>
          </table:table-cell>
          <table:table-cell office:value-type="float" office:value="6">
            <text:p>6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4">
            <text:p>104</text:p>
          </table:table-cell>
          <table:table-cell office:value-type="float" office:value="4">
            <text:p>4</text:p>
          </table:table-cell>
          <table:table-cell table:formula="of:=SUM([.D151:.D152])" office:value-type="float" office:value="10">
            <text:p>10</text:p>
          </table:table-cell>
          <table:table-cell table:formula="of:=SUM([.D149:.D152])" office:value-type="float" office:value="13">
            <text:p>1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05">
            <text:p>105</text:p>
          </table:table-cell>
          <table:table-cell office:value-type="float" office:value="6">
            <text:p>6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6">
            <text:p>106</text:p>
          </table:table-cell>
          <table:table-cell office:value-type="float" office:value="2">
            <text:p>2</text:p>
          </table:table-cell>
          <table:table-cell table:formula="of:=SUM([.D153:.D154])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07">
            <text:p>107</text:p>
          </table:table-cell>
          <table:table-cell office:value-type="float" office:value="2">
            <text:p>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8">
            <text:p>108</text:p>
          </table:table-cell>
          <table:table-cell office:value-type="float" office:value="3">
            <text:p>3</text:p>
          </table:table-cell>
          <table:table-cell table:formula="of:=SUM([.D155:.D156])" office:value-type="float" office:value="5">
            <text:p>5</text:p>
          </table:table-cell>
          <table:table-cell table:formula="of:=SUM([.D153:.D156])" office:value-type="float" office:value="13">
            <text:p>1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09">
            <text:p>109</text:p>
          </table:table-cell>
          <table:table-cell office:value-type="float" office:value="5">
            <text:p>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10">
            <text:p>110</text:p>
          </table:table-cell>
          <table:table-cell office:value-type="float" office:value="3">
            <text:p>3</text:p>
          </table:table-cell>
          <table:table-cell table:formula="of:=SUM([.D157:.D158])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11">
            <text:p>111</text:p>
          </table:table-cell>
          <table:table-cell office:value-type="float" office:value="2">
            <text:p>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12">
            <text:p>112</text:p>
          </table:table-cell>
          <table:table-cell office:value-type="float" office:value="5">
            <text:p>5</text:p>
          </table:table-cell>
          <table:table-cell table:formula="of:=SUM([.D159:.D160])" office:value-type="float" office:value="7">
            <text:p>7</text:p>
          </table:table-cell>
          <table:table-cell table:formula="of:=SUM([.D157:.D160])" office:value-type="float" office:value="15">
            <text:p>1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13">
            <text:p>113</text:p>
          </table:table-cell>
          <table:table-cell office:value-type="float" office:value="4">
            <text:p>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14">
            <text:p>114</text:p>
          </table:table-cell>
          <table:table-cell office:value-type="float" office:value="6">
            <text:p>6</text:p>
          </table:table-cell>
          <table:table-cell table:formula="of:=SUM([.D161:.D162])" office:value-type="float" office:value="10">
            <text:p>1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15">
            <text:p>115</text:p>
          </table:table-cell>
          <table:table-cell office:value-type="float" office:value="2">
            <text:p>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table:formula="of:=SUM([.D163:.D164])" office:value-type="float" office:value="4">
            <text:p>4</text:p>
          </table:table-cell>
          <table:table-cell table:formula="of:=SUM([.D161:.D164])" office:value-type="float" office:value="14">
            <text:p>1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17">
            <text:p>117</text:p>
          </table:table-cell>
          <table:table-cell office:value-type="float" office:value="3">
            <text:p>3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table:formula="of:=SUM([.D165:.D166])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19">
            <text:p>119</text:p>
          </table:table-cell>
          <table:table-cell office:value-type="float" office:value="4">
            <text:p>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formula="of:=SUM([.D167:.D168])" office:value-type="float" office:value="5">
            <text:p>5</text:p>
          </table:table-cell>
          <table:table-cell table:formula="of:=SUM([.D165:.D168])" office:value-type="float" office:value="9">
            <text:p>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22">
            <text:p>122</text:p>
          </table:table-cell>
          <table:table-cell office:value-type="float" office:value="5">
            <text:p>5</text:p>
          </table:table-cell>
          <table:table-cell table:formula="of:=SUM([.D169:.D170])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23">
            <text:p>123</text:p>
          </table:table-cell>
          <table:table-cell office:value-type="float" office:value="4">
            <text:p>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24">
            <text:p>124</text:p>
          </table:table-cell>
          <table:table-cell office:value-type="float" office:value="2">
            <text:p>2</text:p>
          </table:table-cell>
          <table:table-cell table:formula="of:=SUM([.D171:.D172])" office:value-type="float" office:value="6">
            <text:p>6</text:p>
          </table:table-cell>
          <table:table-cell table:formula="of:=SUM([.D169:.D172])" office:value-type="float" office:value="12">
            <text:p>1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26">
            <text:p>126</text:p>
          </table:table-cell>
          <table:table-cell office:value-type="float" office:value="2">
            <text:p>2</text:p>
          </table:table-cell>
          <table:table-cell table:formula="of:=SUM([.D173:.D174])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28">
            <text:p>128</text:p>
          </table:table-cell>
          <table:table-cell office:value-type="float" office:value="6">
            <text:p>6</text:p>
          </table:table-cell>
          <table:table-cell table:formula="of:=SUM([.D175:.D176])" office:value-type="float" office:value="8">
            <text:p>8</text:p>
          </table:table-cell>
          <table:table-cell table:formula="of:=SUM([.D173:.D176])" office:value-type="float" office:value="12">
            <text:p>1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29">
            <text:p>129</text:p>
          </table:table-cell>
          <table:table-cell office:value-type="float" office:value="6">
            <text:p>6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30">
            <text:p>130</text:p>
          </table:table-cell>
          <table:table-cell office:value-type="float" office:value="5">
            <text:p>5</text:p>
          </table:table-cell>
          <table:table-cell table:formula="of:=SUM([.D177:.D178])" office:value-type="float" office:value="11">
            <text:p>1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31">
            <text:p>131</text:p>
          </table:table-cell>
          <table:table-cell office:value-type="float" office:value="2">
            <text:p>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table:formula="of:=SUM([.D179:.D180])" office:value-type="float" office:value="5">
            <text:p>5</text:p>
          </table:table-cell>
          <table:table-cell table:formula="of:=SUM([.D177:.D180])" office:value-type="float" office:value="16">
            <text:p>1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33">
            <text:p>133</text:p>
          </table:table-cell>
          <table:table-cell office:value-type="float" office:value="2">
            <text:p>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34">
            <text:p>134</text:p>
          </table:table-cell>
          <table:table-cell office:value-type="float" office:value="4">
            <text:p>4</text:p>
          </table:table-cell>
          <table:table-cell table:formula="of:=SUM([.D181:.D182])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35">
            <text:p>135</text:p>
          </table:table-cell>
          <table:table-cell office:value-type="float" office:value="4">
            <text:p>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36">
            <text:p>136</text:p>
          </table:table-cell>
          <table:table-cell office:value-type="float" office:value="5">
            <text:p>5</text:p>
          </table:table-cell>
          <table:table-cell table:formula="of:=SUM([.D183:.D184])" office:value-type="float" office:value="9">
            <text:p>9</text:p>
          </table:table-cell>
          <table:table-cell table:formula="of:=SUM([.D181:.D184])" office:value-type="float" office:value="15">
            <text:p>1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37">
            <text:p>137</text:p>
          </table:table-cell>
          <table:table-cell office:value-type="float" office:value="2">
            <text:p>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38">
            <text:p>138</text:p>
          </table:table-cell>
          <table:table-cell office:value-type="float" office:value="6">
            <text:p>6</text:p>
          </table:table-cell>
          <table:table-cell table:formula="of:=SUM([.D185:.D186])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39">
            <text:p>139</text:p>
          </table:table-cell>
          <table:table-cell office:value-type="float" office:value="5">
            <text:p>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40">
            <text:p>140</text:p>
          </table:table-cell>
          <table:table-cell office:value-type="float" office:value="5">
            <text:p>5</text:p>
          </table:table-cell>
          <table:table-cell table:formula="of:=SUM([.D187:.D188])" office:value-type="float" office:value="10">
            <text:p>10</text:p>
          </table:table-cell>
          <table:table-cell table:formula="of:=SUM([.D185:.D188])" office:value-type="float" office:value="18">
            <text:p>1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41">
            <text:p>141</text:p>
          </table:table-cell>
          <table:table-cell office:value-type="float" office:value="2">
            <text:p>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42">
            <text:p>142</text:p>
          </table:table-cell>
          <table:table-cell office:value-type="float" office:value="1">
            <text:p>1</text:p>
          </table:table-cell>
          <table:table-cell table:formula="of:=SUM([.D189:.D190])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43">
            <text:p>143</text:p>
          </table:table-cell>
          <table:table-cell office:value-type="float" office:value="6">
            <text:p>6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44">
            <text:p>144</text:p>
          </table:table-cell>
          <table:table-cell office:value-type="float" office:value="6">
            <text:p>6</text:p>
          </table:table-cell>
          <table:table-cell table:formula="of:=SUM([.D191:.D192])" office:value-type="float" office:value="12">
            <text:p>12</text:p>
          </table:table-cell>
          <table:table-cell table:formula="of:=SUM([.D189:.D192])" office:value-type="float" office:value="15">
            <text:p>15</text:p>
          </table:table-cell>
          <table:table-cell table:number-columns-repeated="12"/>
        </table:table-row>
        <table:table-row table:style-name="ro1">
          <table:table-cell table:number-columns-repeated="3"/>
          <table:table-cell table:formula="of:=AVERAGE([.D49:.D192])" office:value-type="float" office:value="3.47916666666667">
            <text:p>3.4791666667</text:p>
          </table:table-cell>
          <table:table-cell table:formula="of:=AVERAGE([.E49:.E192])" office:value-type="float" office:value="6.95833333333333">
            <text:p>6.9583333333</text:p>
          </table:table-cell>
          <table:table-cell table:formula="of:=AVERAGE([.F49:.F192])" office:value-type="float" office:value="13.9166666666667">
            <text:p>13.9166666667</text:p>
          </table:table-cell>
          <table:table-cell table:number-columns-repeated="12"/>
        </table:table-row>
        <table:table-row table:style-name="ro2" table:number-rows-repeated="4">
          <table:table-cell table:number-columns-repeated="18"/>
        </table:table-row>
        <table:table-row table:style-name="ro3">
          <table:table-cell/>
          <table:table-cell table:style-name="ce1" office:value-type="string">
            <text:p>Fallzeit</text:p>
          </table:table-cell>
          <table:table-cell table:number-columns-repeated="16"/>
        </table:table-row>
        <table:table-row table:style-name="ro2">
          <table:table-cell table:number-columns-repeated="18"/>
        </table:table-row>
        <table:table-row table:style-name="ro4">
          <table:table-cell table:number-columns-repeated="2"/>
          <table:table-cell office:value-type="string">
            <text:p>Versuch</text:p>
          </table:table-cell>
          <table:table-cell office:value-type="string">
            <text:p>Fallzeit [1/100s]</text:p>
          </table:table-cell>
          <table:table-cell office:value-type="string">
            <text:p>g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formula="of:=2*1.2/([.D201]/100)^2" office:value-type="float" office:value="9.6">
            <text:p>9.6</text:p>
          </table:table-cell>
          <table:table-cell table:number-columns-repeated="2"/>
          <table:table-cell table:formula="of:=SQRT(2*1.2/9.81)" office:value-type="float" office:value="0.494619366829498">
            <text:p>0.494619366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table:formula="of:=2*1.2/([.D202]/100)^2" office:value-type="float" office:value="12.396694214876">
            <text:p>12.396694214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2*1.2/([.D203]/100)^2" office:value-type="float" office:value="9.6">
            <text:p>9.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table:formula="of:=2*1.2/([.D204]/100)^2" office:value-type="float" office:value="14.2772159428911">
            <text:p>14.277215942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43">
            <text:p>43</text:p>
          </table:table-cell>
          <table:table-cell table:formula="of:=2*1.2/([.D205]/100)^2" office:value-type="float" office:value="12.9799891833423">
            <text:p>12.979989183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table:formula="of:=2*1.2/([.D206]/100)^2" office:value-type="float" office:value="10.4166666666667">
            <text:p>10.4166666667</text:p>
          </table:table-cell>
          <table:table-cell table:number-columns-repeated="3"/>
          <table:table-cell office:value-type="string">
            <text:p>Distributio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table:formula="of:=2*1.2/([.D207]/100)^2" office:value-type="float" office:value="10.4166666666667">
            <text:p>10.4166666667</text:p>
          </table:table-cell>
          <table:table-cell table:number-columns-repeated="3"/>
          <table:table-cell office:value-type="float" office:value="44">
            <text:p>44</text:p>
          </table:table-cell>
          <table:table-cell table:formula="of:=COUNTIF([.D201:.D400];[.I207])"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table:formula="of:=2*1.2/([.D208]/100)^2" office:value-type="float" office:value="11.8518518518519">
            <text:p>11.8518518519</text:p>
          </table:table-cell>
          <table:table-cell table:number-columns-repeated="3"/>
          <table:table-cell office:value-type="float" office:value="50">
            <text:p>50</text:p>
          </table:table-cell>
          <table:table-cell table:formula="of:=COUNTIF([.D202:.D401];[.I208])" office:value-type="float" office:value="3">
            <text:p>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table:formula="of:=2*1.2/([.D209]/100)^2" office:value-type="float" office:value="11.8518518518519">
            <text:p>11.8518518519</text:p>
          </table:table-cell>
          <table:table-cell table:number-columns-repeated="3"/>
          <table:table-cell office:value-type="float" office:value="41">
            <text:p>41</text:p>
          </table:table-cell>
          <table:table-cell table:formula="of:=COUNTIF([.D203:.D402];[.I209])"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table:formula="of:=2*1.2/([.D210]/100)^2" office:value-type="float" office:value="10.4166666666667">
            <text:p>10.4166666667</text:p>
          </table:table-cell>
          <table:table-cell table:number-columns-repeated="3"/>
          <table:table-cell office:value-type="float" office:value="43">
            <text:p>43</text:p>
          </table:table-cell>
          <table:table-cell table:formula="of:=COUNTIF([.D204:.D403];[.I210])" office:value-type="float" office:value="42">
            <text:p>4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table:formula="of:=2*1.2/([.D211]/100)^2" office:value-type="float" office:value="11.8518518518519">
            <text:p>11.8518518519</text:p>
          </table:table-cell>
          <table:table-cell table:number-columns-repeated="3"/>
          <table:table-cell office:value-type="float" office:value="48">
            <text:p>48</text:p>
          </table:table-cell>
          <table:table-cell table:formula="of:=COUNTIF([.D205:.D404];[.I211])" office:value-type="float" office:value="17">
            <text:p>1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float" office:value="42">
            <text:p>42</text:p>
          </table:table-cell>
          <table:table-cell table:formula="of:=2*1.2/([.D212]/100)^2" office:value-type="float" office:value="13.6054421768708">
            <text:p>13.6054421769</text:p>
          </table:table-cell>
          <table:table-cell table:number-columns-repeated="3"/>
          <table:table-cell office:value-type="float" office:value="45">
            <text:p>45</text:p>
          </table:table-cell>
          <table:table-cell table:formula="of:=COUNTIF([.D206:.D405];[.I212])" office:value-type="float" office:value="62">
            <text:p>6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office:value-type="float" office:value="45">
            <text:p>45</text:p>
          </table:table-cell>
          <table:table-cell table:formula="of:=2*1.2/([.D213]/100)^2" office:value-type="float" office:value="11.8518518518519">
            <text:p>11.8518518519</text:p>
          </table:table-cell>
          <table:table-cell table:number-columns-repeated="3"/>
          <table:table-cell office:value-type="float" office:value="42">
            <text:p>42</text:p>
          </table:table-cell>
          <table:table-cell table:formula="of:=COUNTIF([.D207:.D406];[.I213])" office:value-type="float" office:value="30">
            <text:p>3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office:value-type="float" office:value="42">
            <text:p>42</text:p>
          </table:table-cell>
          <table:table-cell table:formula="of:=2*1.2/([.D214]/100)^2" office:value-type="float" office:value="13.6054421768708">
            <text:p>13.6054421769</text:p>
          </table:table-cell>
          <table:table-cell table:number-columns-repeated="3"/>
          <table:table-cell office:value-type="float" office:value="46">
            <text:p>46</text:p>
          </table:table-cell>
          <table:table-cell table:formula="of:=COUNTIF([.D208:.D407];[.I214])" office:value-type="float" office:value="37">
            <text:p>3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table:formula="of:=2*1.2/([.D215]/100)^2" office:value-type="float" office:value="13.6054421768708">
            <text:p>13.6054421769</text:p>
          </table:table-cell>
          <table:table-cell table:number-columns-repeated="3"/>
          <table:table-cell office:value-type="float" office:value="40">
            <text:p>40</text:p>
          </table:table-cell>
          <table:table-cell table:formula="of:=COUNTIF([.D209:.D408];[.I215])" office:value-type="float" office:value="4">
            <text:p>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float" office:value="43">
            <text:p>43</text:p>
          </table:table-cell>
          <table:table-cell table:formula="of:=2*1.2/([.D216]/100)^2" office:value-type="float" office:value="12.9799891833423">
            <text:p>12.9799891833</text:p>
          </table:table-cell>
          <table:table-cell table:number-columns-repeated="3"/>
          <table:table-cell office:value-type="float" office:value="51">
            <text:p>51</text:p>
          </table:table-cell>
          <table:table-cell table:formula="of:=COUNTIF([.D210:.D409];[.I216])" office:value-type="float" office:value="2">
            <text:p>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table:formula="of:=2*1.2/([.D217]/100)^2" office:value-type="float" office:value="11.8518518518519">
            <text:p>11.851851851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office:value-type="float" office:value="45">
            <text:p>45</text:p>
          </table:table-cell>
          <table:table-cell table:formula="of:=2*1.2/([.D218]/100)^2" office:value-type="float" office:value="11.8518518518519">
            <text:p>11.851851851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office:value-type="float" office:value="43">
            <text:p>43</text:p>
          </table:table-cell>
          <table:table-cell table:formula="of:=2*1.2/([.D219]/100)^2" office:value-type="float" office:value="12.9799891833423">
            <text:p>12.979989183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table:formula="of:=2*1.2/([.D220]/100)^2" office:value-type="float" office:value="13.6054421768708">
            <text:p>13.605442176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office:value-type="float" office:value="46">
            <text:p>46</text:p>
          </table:table-cell>
          <table:table-cell table:formula="of:=2*1.2/([.D221]/100)^2" office:value-type="float" office:value="11.3421550094518">
            <text:p>11.342155009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table:formula="of:=2*1.2/([.D222]/100)^2" office:value-type="float" office:value="11.3421550094518">
            <text:p>11.342155009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office:value-type="float" office:value="45">
            <text:p>45</text:p>
          </table:table-cell>
          <table:table-cell table:formula="of:=2*1.2/([.D223]/100)^2" office:value-type="float" office:value="11.8518518518519">
            <text:p>11.851851851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table:formula="of:=2*1.2/([.D224]/100)^2" office:value-type="float" office:value="13.6054421768708">
            <text:p>13.605442176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table:formula="of:=2*1.2/([.D225]/100)^2" office:value-type="float" office:value="11.8518518518519">
            <text:p>11.851851851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office:value-type="float" office:value="45">
            <text:p>45</text:p>
          </table:table-cell>
          <table:table-cell table:formula="of:=2*1.2/([.D226]/100)^2" office:value-type="float" office:value="11.8518518518519">
            <text:p>11.851851851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office:value-type="float" office:value="45">
            <text:p>45</text:p>
          </table:table-cell>
          <table:table-cell table:formula="of:=2*1.2/([.D227]/100)^2" office:value-type="float" office:value="11.8518518518519">
            <text:p>11.851851851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table:formula="of:=2*1.2/([.D228]/100)^2" office:value-type="float" office:value="12.9799891833423">
            <text:p>12.979989183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 office:value-type="float" office:value="43">
            <text:p>43</text:p>
          </table:table-cell>
          <table:table-cell table:formula="of:=2*1.2/([.D229]/100)^2" office:value-type="float" office:value="12.9799891833423">
            <text:p>12.979989183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table:formula="of:=2*1.2/([.D230]/100)^2" office:value-type="float" office:value="13.6054421768708">
            <text:p>13.605442176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table:formula="of:=2*1.2/([.D231]/100)^2" office:value-type="float" office:value="11.3421550094518">
            <text:p>11.342155009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office:value-type="float" office:value="46">
            <text:p>46</text:p>
          </table:table-cell>
          <table:table-cell table:formula="of:=2*1.2/([.D232]/100)^2" office:value-type="float" office:value="11.3421550094518">
            <text:p>11.342155009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3">
            <text:p>33</text:p>
          </table:table-cell>
          <table:table-cell office:value-type="float" office:value="45">
            <text:p>45</text:p>
          </table:table-cell>
          <table:table-cell table:formula="of:=2*1.2/([.D233]/100)^2" office:value-type="float" office:value="11.8518518518519">
            <text:p>11.851851851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4">
            <text:p>34</text:p>
          </table:table-cell>
          <table:table-cell office:value-type="float" office:value="42">
            <text:p>42</text:p>
          </table:table-cell>
          <table:table-cell table:formula="of:=2*1.2/([.D234]/100)^2" office:value-type="float" office:value="13.6054421768708">
            <text:p>13.605442176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table:formula="of:=2*1.2/([.D235]/100)^2" office:value-type="float" office:value="11.8518518518519">
            <text:p>11.851851851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6">
            <text:p>36</text:p>
          </table:table-cell>
          <table:table-cell office:value-type="float" office:value="43">
            <text:p>43</text:p>
          </table:table-cell>
          <table:table-cell table:formula="of:=2*1.2/([.D236]/100)^2" office:value-type="float" office:value="12.9799891833423">
            <text:p>12.979989183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 office:value-type="float" office:value="45">
            <text:p>45</text:p>
          </table:table-cell>
          <table:table-cell table:formula="of:=2*1.2/([.D237]/100)^2" office:value-type="float" office:value="11.8518518518519">
            <text:p>11.851851851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8">
            <text:p>38</text:p>
          </table:table-cell>
          <table:table-cell office:value-type="float" office:value="45">
            <text:p>45</text:p>
          </table:table-cell>
          <table:table-cell table:formula="of:=2*1.2/([.D238]/100)^2" office:value-type="float" office:value="11.8518518518519">
            <text:p>11.851851851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  <table:table-cell table:formula="of:=2*1.2/([.D239]/100)^2" office:value-type="float" office:value="13.6054421768708">
            <text:p>13.605442176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office:value-type="float" office:value="43">
            <text:p>43</text:p>
          </table:table-cell>
          <table:table-cell table:formula="of:=2*1.2/([.D240]/100)^2" office:value-type="float" office:value="12.9799891833423">
            <text:p>12.979989183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1">
            <text:p>41</text:p>
          </table:table-cell>
          <table:table-cell office:value-type="float" office:value="43">
            <text:p>43</text:p>
          </table:table-cell>
          <table:table-cell table:formula="of:=2*1.2/([.D241]/100)^2" office:value-type="float" office:value="12.9799891833423">
            <text:p>12.979989183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  <table:table-cell table:formula="of:=2*1.2/([.D242]/100)^2" office:value-type="float" office:value="11.3421550094518">
            <text:p>11.342155009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  <table:table-cell table:formula="of:=2*1.2/([.D243]/100)^2" office:value-type="float" office:value="11.8518518518519">
            <text:p>11.851851851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4">
            <text:p>44</text:p>
          </table:table-cell>
          <table:table-cell office:value-type="float" office:value="43">
            <text:p>43</text:p>
          </table:table-cell>
          <table:table-cell table:formula="of:=2*1.2/([.D244]/100)^2" office:value-type="float" office:value="12.9799891833423">
            <text:p>12.979989183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5">
            <text:p>45</text:p>
          </table:table-cell>
          <table:table-cell office:value-type="float" office:value="40">
            <text:p>40</text:p>
          </table:table-cell>
          <table:table-cell table:formula="of:=2*1.2/([.D245]/100)^2" office:value-type="float" office:value="15">
            <text:p>1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table:formula="of:=2*1.2/([.D246]/100)^2" office:value-type="float" office:value="15">
            <text:p>1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7">
            <text:p>47</text:p>
          </table:table-cell>
          <table:table-cell office:value-type="float" office:value="43">
            <text:p>43</text:p>
          </table:table-cell>
          <table:table-cell table:formula="of:=2*1.2/([.D247]/100)^2" office:value-type="float" office:value="12.9799891833423">
            <text:p>12.979989183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  <table:table-cell table:formula="of:=2*1.2/([.D248]/100)^2" office:value-type="float" office:value="12.9799891833423">
            <text:p>12.979989183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9">
            <text:p>49</text:p>
          </table:table-cell>
          <table:table-cell office:value-type="float" office:value="43">
            <text:p>43</text:p>
          </table:table-cell>
          <table:table-cell table:formula="of:=2*1.2/([.D249]/100)^2" office:value-type="float" office:value="12.9799891833423">
            <text:p>12.979989183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 office:value-type="float" office:value="43">
            <text:p>43</text:p>
          </table:table-cell>
          <table:table-cell table:formula="of:=2*1.2/([.D250]/100)^2" office:value-type="float" office:value="12.9799891833423">
            <text:p>12.979989183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1">
            <text:p>51</text:p>
          </table:table-cell>
          <table:table-cell office:value-type="float" office:value="48">
            <text:p>48</text:p>
          </table:table-cell>
          <table:table-cell table:formula="of:=2*1.2/([.D251]/100)^2" office:value-type="float" office:value="10.4166666666667">
            <text:p>10.416666666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2">
            <text:p>52</text:p>
          </table:table-cell>
          <table:table-cell office:value-type="float" office:value="43">
            <text:p>43</text:p>
          </table:table-cell>
          <table:table-cell table:formula="of:=2*1.2/([.D252]/100)^2" office:value-type="float" office:value="12.9799891833423">
            <text:p>12.979989183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3">
            <text:p>53</text:p>
          </table:table-cell>
          <table:table-cell office:value-type="float" office:value="45">
            <text:p>45</text:p>
          </table:table-cell>
          <table:table-cell table:formula="of:=2*1.2/([.D253]/100)^2" office:value-type="float" office:value="11.8518518518519">
            <text:p>11.851851851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4">
            <text:p>54</text:p>
          </table:table-cell>
          <table:table-cell office:value-type="float" office:value="46">
            <text:p>46</text:p>
          </table:table-cell>
          <table:table-cell table:formula="of:=2*1.2/([.D254]/100)^2" office:value-type="float" office:value="11.3421550094518">
            <text:p>11.342155009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5">
            <text:p>55</text:p>
          </table:table-cell>
          <table:table-cell office:value-type="float" office:value="43">
            <text:p>43</text:p>
          </table:table-cell>
          <table:table-cell table:formula="of:=2*1.2/([.D255]/100)^2" office:value-type="float" office:value="12.9799891833423">
            <text:p>12.979989183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6">
            <text:p>56</text:p>
          </table:table-cell>
          <table:table-cell office:value-type="float" office:value="45">
            <text:p>45</text:p>
          </table:table-cell>
          <table:table-cell table:formula="of:=2*1.2/([.D256]/100)^2" office:value-type="float" office:value="11.8518518518519">
            <text:p>11.851851851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7">
            <text:p>57</text:p>
          </table:table-cell>
          <table:table-cell office:value-type="float" office:value="45">
            <text:p>45</text:p>
          </table:table-cell>
          <table:table-cell table:formula="of:=2*1.2/([.D257]/100)^2" office:value-type="float" office:value="11.8518518518519">
            <text:p>11.851851851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8">
            <text:p>58</text:p>
          </table:table-cell>
          <table:table-cell office:value-type="float" office:value="42">
            <text:p>42</text:p>
          </table:table-cell>
          <table:table-cell table:formula="of:=2*1.2/([.D258]/100)^2" office:value-type="float" office:value="13.6054421768708">
            <text:p>13.605442176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9">
            <text:p>59</text:p>
          </table:table-cell>
          <table:table-cell office:value-type="float" office:value="42">
            <text:p>42</text:p>
          </table:table-cell>
          <table:table-cell table:formula="of:=2*1.2/([.D259]/100)^2" office:value-type="float" office:value="13.6054421768708">
            <text:p>13.605442176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0">
            <text:p>60</text:p>
          </table:table-cell>
          <table:table-cell office:value-type="float" office:value="42">
            <text:p>42</text:p>
          </table:table-cell>
          <table:table-cell table:formula="of:=2*1.2/([.D260]/100)^2" office:value-type="float" office:value="13.6054421768708">
            <text:p>13.605442176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1">
            <text:p>61</text:p>
          </table:table-cell>
          <table:table-cell office:value-type="float" office:value="46">
            <text:p>46</text:p>
          </table:table-cell>
          <table:table-cell table:formula="of:=2*1.2/([.D261]/100)^2" office:value-type="float" office:value="11.3421550094518">
            <text:p>11.342155009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2">
            <text:p>62</text:p>
          </table:table-cell>
          <table:table-cell office:value-type="float" office:value="48">
            <text:p>48</text:p>
          </table:table-cell>
          <table:table-cell table:formula="of:=2*1.2/([.D262]/100)^2" office:value-type="float" office:value="10.4166666666667">
            <text:p>10.416666666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table:formula="of:=2*1.2/([.D263]/100)^2" office:value-type="float" office:value="11.8518518518519">
            <text:p>11.851851851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4">
            <text:p>64</text:p>
          </table:table-cell>
          <table:table-cell office:value-type="float" office:value="48">
            <text:p>48</text:p>
          </table:table-cell>
          <table:table-cell table:formula="of:=2*1.2/([.D264]/100)^2" office:value-type="float" office:value="10.4166666666667">
            <text:p>10.416666666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5">
            <text:p>65</text:p>
          </table:table-cell>
          <table:table-cell office:value-type="float" office:value="46">
            <text:p>46</text:p>
          </table:table-cell>
          <table:table-cell table:formula="of:=2*1.2/([.D265]/100)^2" office:value-type="float" office:value="11.3421550094518">
            <text:p>11.342155009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6">
            <text:p>66</text:p>
          </table:table-cell>
          <table:table-cell office:value-type="float" office:value="45">
            <text:p>45</text:p>
          </table:table-cell>
          <table:table-cell table:formula="of:=2*1.2/([.D266]/100)^2" office:value-type="float" office:value="11.8518518518519">
            <text:p>11.851851851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7">
            <text:p>67</text:p>
          </table:table-cell>
          <table:table-cell office:value-type="float" office:value="45">
            <text:p>45</text:p>
          </table:table-cell>
          <table:table-cell table:formula="of:=2*1.2/([.D267]/100)^2" office:value-type="float" office:value="11.8518518518519">
            <text:p>11.851851851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8">
            <text:p>68</text:p>
          </table:table-cell>
          <table:table-cell office:value-type="float" office:value="45">
            <text:p>45</text:p>
          </table:table-cell>
          <table:table-cell table:formula="of:=2*1.2/([.D268]/100)^2" office:value-type="float" office:value="11.8518518518519">
            <text:p>11.851851851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9">
            <text:p>69</text:p>
          </table:table-cell>
          <table:table-cell office:value-type="float" office:value="42">
            <text:p>42</text:p>
          </table:table-cell>
          <table:table-cell table:formula="of:=2*1.2/([.D269]/100)^2" office:value-type="float" office:value="13.6054421768708">
            <text:p>13.605442176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70">
            <text:p>70</text:p>
          </table:table-cell>
          <table:table-cell office:value-type="float" office:value="45">
            <text:p>45</text:p>
          </table:table-cell>
          <table:table-cell table:formula="of:=2*1.2/([.D270]/100)^2" office:value-type="float" office:value="11.8518518518519">
            <text:p>11.851851851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71">
            <text:p>71</text:p>
          </table:table-cell>
          <table:table-cell office:value-type="float" office:value="42">
            <text:p>42</text:p>
          </table:table-cell>
          <table:table-cell table:formula="of:=2*1.2/([.D271]/100)^2" office:value-type="float" office:value="13.6054421768708">
            <text:p>13.605442176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72">
            <text:p>72</text:p>
          </table:table-cell>
          <table:table-cell office:value-type="float" office:value="43">
            <text:p>43</text:p>
          </table:table-cell>
          <table:table-cell table:formula="of:=2*1.2/([.D272]/100)^2" office:value-type="float" office:value="12.9799891833423">
            <text:p>12.979989183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73">
            <text:p>73</text:p>
          </table:table-cell>
          <table:table-cell office:value-type="float" office:value="46">
            <text:p>46</text:p>
          </table:table-cell>
          <table:table-cell table:formula="of:=2*1.2/([.D273]/100)^2" office:value-type="float" office:value="11.3421550094518">
            <text:p>11.342155009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74">
            <text:p>74</text:p>
          </table:table-cell>
          <table:table-cell office:value-type="float" office:value="45">
            <text:p>45</text:p>
          </table:table-cell>
          <table:table-cell table:formula="of:=2*1.2/([.D274]/100)^2" office:value-type="float" office:value="11.8518518518519">
            <text:p>11.851851851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75">
            <text:p>75</text:p>
          </table:table-cell>
          <table:table-cell office:value-type="float" office:value="43">
            <text:p>43</text:p>
          </table:table-cell>
          <table:table-cell table:formula="of:=2*1.2/([.D275]/100)^2" office:value-type="float" office:value="12.9799891833423">
            <text:p>12.979989183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76">
            <text:p>76</text:p>
          </table:table-cell>
          <table:table-cell office:value-type="float" office:value="42">
            <text:p>42</text:p>
          </table:table-cell>
          <table:table-cell table:formula="of:=2*1.2/([.D276]/100)^2" office:value-type="float" office:value="13.6054421768708">
            <text:p>13.605442176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77">
            <text:p>77</text:p>
          </table:table-cell>
          <table:table-cell office:value-type="float" office:value="43">
            <text:p>43</text:p>
          </table:table-cell>
          <table:table-cell table:formula="of:=2*1.2/([.D277]/100)^2" office:value-type="float" office:value="12.9799891833423">
            <text:p>12.979989183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78">
            <text:p>78</text:p>
          </table:table-cell>
          <table:table-cell office:value-type="float" office:value="45">
            <text:p>45</text:p>
          </table:table-cell>
          <table:table-cell table:formula="of:=2*1.2/([.D278]/100)^2" office:value-type="float" office:value="11.8518518518519">
            <text:p>11.851851851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79">
            <text:p>79</text:p>
          </table:table-cell>
          <table:table-cell office:value-type="float" office:value="43">
            <text:p>43</text:p>
          </table:table-cell>
          <table:table-cell table:formula="of:=2*1.2/([.D279]/100)^2" office:value-type="float" office:value="12.9799891833423">
            <text:p>12.979989183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0">
            <text:p>80</text:p>
          </table:table-cell>
          <table:table-cell office:value-type="float" office:value="43">
            <text:p>43</text:p>
          </table:table-cell>
          <table:table-cell table:formula="of:=2*1.2/([.D280]/100)^2" office:value-type="float" office:value="12.9799891833423">
            <text:p>12.979989183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1">
            <text:p>81</text:p>
          </table:table-cell>
          <table:table-cell office:value-type="float" office:value="42">
            <text:p>42</text:p>
          </table:table-cell>
          <table:table-cell table:formula="of:=2*1.2/([.D281]/100)^2" office:value-type="float" office:value="13.6054421768708">
            <text:p>13.605442176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2">
            <text:p>82</text:p>
          </table:table-cell>
          <table:table-cell office:value-type="float" office:value="42">
            <text:p>42</text:p>
          </table:table-cell>
          <table:table-cell table:formula="of:=2*1.2/([.D282]/100)^2" office:value-type="float" office:value="13.6054421768708">
            <text:p>13.605442176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3">
            <text:p>83</text:p>
          </table:table-cell>
          <table:table-cell office:value-type="float" office:value="45">
            <text:p>45</text:p>
          </table:table-cell>
          <table:table-cell table:formula="of:=2*1.2/([.D283]/100)^2" office:value-type="float" office:value="11.8518518518519">
            <text:p>11.851851851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4">
            <text:p>84</text:p>
          </table:table-cell>
          <table:table-cell office:value-type="float" office:value="46">
            <text:p>46</text:p>
          </table:table-cell>
          <table:table-cell table:formula="of:=2*1.2/([.D284]/100)^2" office:value-type="float" office:value="11.3421550094518">
            <text:p>11.342155009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5">
            <text:p>85</text:p>
          </table:table-cell>
          <table:table-cell office:value-type="float" office:value="43">
            <text:p>43</text:p>
          </table:table-cell>
          <table:table-cell table:formula="of:=2*1.2/([.D285]/100)^2" office:value-type="float" office:value="12.9799891833423">
            <text:p>12.979989183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6">
            <text:p>86</text:p>
          </table:table-cell>
          <table:table-cell office:value-type="float" office:value="42">
            <text:p>42</text:p>
          </table:table-cell>
          <table:table-cell table:formula="of:=2*1.2/([.D286]/100)^2" office:value-type="float" office:value="13.6054421768708">
            <text:p>13.605442176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7">
            <text:p>87</text:p>
          </table:table-cell>
          <table:table-cell office:value-type="float" office:value="45">
            <text:p>45</text:p>
          </table:table-cell>
          <table:table-cell table:formula="of:=2*1.2/([.D287]/100)^2" office:value-type="float" office:value="11.8518518518519">
            <text:p>11.851851851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8">
            <text:p>88</text:p>
          </table:table-cell>
          <table:table-cell office:value-type="float" office:value="48">
            <text:p>48</text:p>
          </table:table-cell>
          <table:table-cell table:formula="of:=2*1.2/([.D288]/100)^2" office:value-type="float" office:value="10.4166666666667">
            <text:p>10.416666666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9">
            <text:p>89</text:p>
          </table:table-cell>
          <table:table-cell office:value-type="float" office:value="42">
            <text:p>42</text:p>
          </table:table-cell>
          <table:table-cell table:formula="of:=2*1.2/([.D289]/100)^2" office:value-type="float" office:value="13.6054421768708">
            <text:p>13.605442176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0">
            <text:p>90</text:p>
          </table:table-cell>
          <table:table-cell office:value-type="float" office:value="46">
            <text:p>46</text:p>
          </table:table-cell>
          <table:table-cell table:formula="of:=2*1.2/([.D290]/100)^2" office:value-type="float" office:value="11.3421550094518">
            <text:p>11.342155009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1">
            <text:p>91</text:p>
          </table:table-cell>
          <table:table-cell office:value-type="float" office:value="42">
            <text:p>42</text:p>
          </table:table-cell>
          <table:table-cell table:formula="of:=2*1.2/([.D291]/100)^2" office:value-type="float" office:value="13.6054421768708">
            <text:p>13.605442176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2">
            <text:p>92</text:p>
          </table:table-cell>
          <table:table-cell office:value-type="float" office:value="46">
            <text:p>46</text:p>
          </table:table-cell>
          <table:table-cell table:formula="of:=2*1.2/([.D292]/100)^2" office:value-type="float" office:value="11.3421550094518">
            <text:p>11.342155009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3">
            <text:p>93</text:p>
          </table:table-cell>
          <table:table-cell office:value-type="float" office:value="45">
            <text:p>45</text:p>
          </table:table-cell>
          <table:table-cell table:formula="of:=2*1.2/([.D293]/100)^2" office:value-type="float" office:value="11.8518518518519">
            <text:p>11.851851851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4">
            <text:p>94</text:p>
          </table:table-cell>
          <table:table-cell office:value-type="float" office:value="45">
            <text:p>45</text:p>
          </table:table-cell>
          <table:table-cell table:formula="of:=2*1.2/([.D294]/100)^2" office:value-type="float" office:value="11.8518518518519">
            <text:p>11.851851851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5">
            <text:p>95</text:p>
          </table:table-cell>
          <table:table-cell office:value-type="float" office:value="48">
            <text:p>48</text:p>
          </table:table-cell>
          <table:table-cell table:formula="of:=2*1.2/([.D295]/100)^2" office:value-type="float" office:value="10.4166666666667">
            <text:p>10.416666666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6">
            <text:p>96</text:p>
          </table:table-cell>
          <table:table-cell office:value-type="float" office:value="46">
            <text:p>46</text:p>
          </table:table-cell>
          <table:table-cell table:formula="of:=2*1.2/([.D296]/100)^2" office:value-type="float" office:value="11.3421550094518">
            <text:p>11.342155009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7">
            <text:p>97</text:p>
          </table:table-cell>
          <table:table-cell office:value-type="float" office:value="43">
            <text:p>43</text:p>
          </table:table-cell>
          <table:table-cell table:formula="of:=2*1.2/([.D297]/100)^2" office:value-type="float" office:value="12.9799891833423">
            <text:p>12.979989183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8">
            <text:p>98</text:p>
          </table:table-cell>
          <table:table-cell office:value-type="float" office:value="46">
            <text:p>46</text:p>
          </table:table-cell>
          <table:table-cell table:formula="of:=2*1.2/([.D298]/100)^2" office:value-type="float" office:value="11.3421550094518">
            <text:p>11.342155009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9">
            <text:p>99</text:p>
          </table:table-cell>
          <table:table-cell office:value-type="float" office:value="45">
            <text:p>45</text:p>
          </table:table-cell>
          <table:table-cell table:formula="of:=2*1.2/([.D299]/100)^2" office:value-type="float" office:value="11.8518518518519">
            <text:p>11.851851851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office:value-type="float" office:value="46">
            <text:p>46</text:p>
          </table:table-cell>
          <table:table-cell table:formula="of:=2*1.2/([.D300]/100)^2" office:value-type="float" office:value="11.3421550094518">
            <text:p>11.3421550095</text:p>
          </table:table-cell>
          <table:table-cell table:number-columns-repeated="13"/>
        </table:table-row>
        <table:table-row table:style-name="ro4">
          <table:table-cell table:number-columns-repeated="2"/>
          <table:table-cell office:value-type="float" office:value="101">
            <text:p>101</text:p>
          </table:table-cell>
          <table:table-cell office:value-type="float" office:value="45">
            <text:p>45</text:p>
          </table:table-cell>
          <table:table-cell table:formula="of:=2*1.2/([.D301]/100)^2" office:value-type="float" office:value="11.8518518518519">
            <text:p>11.8518518519</text:p>
          </table:table-cell>
          <table:table-cell office:value-type="string">
            <text:p>Ab hier: Urs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02">
            <text:p>102</text:p>
          </table:table-cell>
          <table:table-cell office:value-type="float" office:value="45">
            <text:p>45</text:p>
          </table:table-cell>
          <table:table-cell table:formula="of:=2*1.2/([.D302]/100)^2" office:value-type="float" office:value="11.8518518518519">
            <text:p>11.851851851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03">
            <text:p>103</text:p>
          </table:table-cell>
          <table:table-cell office:value-type="float" office:value="45">
            <text:p>45</text:p>
          </table:table-cell>
          <table:table-cell table:formula="of:=2*1.2/([.D303]/100)^2" office:value-type="float" office:value="11.8518518518519">
            <text:p>11.851851851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04">
            <text:p>104</text:p>
          </table:table-cell>
          <table:table-cell office:value-type="float" office:value="45">
            <text:p>45</text:p>
          </table:table-cell>
          <table:table-cell table:formula="of:=2*1.2/([.D304]/100)^2" office:value-type="float" office:value="11.8518518518519">
            <text:p>11.851851851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05">
            <text:p>105</text:p>
          </table:table-cell>
          <table:table-cell office:value-type="float" office:value="42">
            <text:p>42</text:p>
          </table:table-cell>
          <table:table-cell table:formula="of:=2*1.2/([.D305]/100)^2" office:value-type="float" office:value="13.6054421768708">
            <text:p>13.605442176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06">
            <text:p>106</text:p>
          </table:table-cell>
          <table:table-cell office:value-type="float" office:value="43">
            <text:p>43</text:p>
          </table:table-cell>
          <table:table-cell table:formula="of:=2*1.2/([.D306]/100)^2" office:value-type="float" office:value="12.9799891833423">
            <text:p>12.979989183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07">
            <text:p>107</text:p>
          </table:table-cell>
          <table:table-cell office:value-type="float" office:value="42">
            <text:p>42</text:p>
          </table:table-cell>
          <table:table-cell table:formula="of:=2*1.2/([.D307]/100)^2" office:value-type="float" office:value="13.6054421768708">
            <text:p>13.605442176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08">
            <text:p>108</text:p>
          </table:table-cell>
          <table:table-cell office:value-type="float" office:value="46">
            <text:p>46</text:p>
          </table:table-cell>
          <table:table-cell table:formula="of:=2*1.2/([.D308]/100)^2" office:value-type="float" office:value="11.3421550094518">
            <text:p>11.342155009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09">
            <text:p>109</text:p>
          </table:table-cell>
          <table:table-cell office:value-type="float" office:value="43">
            <text:p>43</text:p>
          </table:table-cell>
          <table:table-cell table:formula="of:=2*1.2/([.D309]/100)^2" office:value-type="float" office:value="12.9799891833423">
            <text:p>12.979989183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10">
            <text:p>110</text:p>
          </table:table-cell>
          <table:table-cell office:value-type="float" office:value="45">
            <text:p>45</text:p>
          </table:table-cell>
          <table:table-cell table:formula="of:=2*1.2/([.D310]/100)^2" office:value-type="float" office:value="11.8518518518519">
            <text:p>11.851851851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11">
            <text:p>111</text:p>
          </table:table-cell>
          <table:table-cell office:value-type="float" office:value="45">
            <text:p>45</text:p>
          </table:table-cell>
          <table:table-cell table:formula="of:=2*1.2/([.D311]/100)^2" office:value-type="float" office:value="11.8518518518519">
            <text:p>11.851851851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12">
            <text:p>112</text:p>
          </table:table-cell>
          <table:table-cell office:value-type="float" office:value="46">
            <text:p>46</text:p>
          </table:table-cell>
          <table:table-cell table:formula="of:=2*1.2/([.D312]/100)^2" office:value-type="float" office:value="11.3421550094518">
            <text:p>11.342155009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13">
            <text:p>113</text:p>
          </table:table-cell>
          <table:table-cell office:value-type="float" office:value="43">
            <text:p>43</text:p>
          </table:table-cell>
          <table:table-cell table:formula="of:=2*1.2/([.D313]/100)^2" office:value-type="float" office:value="12.9799891833423">
            <text:p>12.979989183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14">
            <text:p>114</text:p>
          </table:table-cell>
          <table:table-cell office:value-type="float" office:value="43">
            <text:p>43</text:p>
          </table:table-cell>
          <table:table-cell table:formula="of:=2*1.2/([.D314]/100)^2" office:value-type="float" office:value="12.9799891833423">
            <text:p>12.979989183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15">
            <text:p>115</text:p>
          </table:table-cell>
          <table:table-cell office:value-type="float" office:value="42">
            <text:p>42</text:p>
          </table:table-cell>
          <table:table-cell table:formula="of:=2*1.2/([.D315]/100)^2" office:value-type="float" office:value="13.6054421768708">
            <text:p>13.605442176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16">
            <text:p>116</text:p>
          </table:table-cell>
          <table:table-cell office:value-type="float" office:value="46">
            <text:p>46</text:p>
          </table:table-cell>
          <table:table-cell table:formula="of:=2*1.2/([.D316]/100)^2" office:value-type="float" office:value="11.3421550094518">
            <text:p>11.342155009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17">
            <text:p>117</text:p>
          </table:table-cell>
          <table:table-cell office:value-type="float" office:value="42">
            <text:p>42</text:p>
          </table:table-cell>
          <table:table-cell table:formula="of:=2*1.2/([.D317]/100)^2" office:value-type="float" office:value="13.6054421768708">
            <text:p>13.605442176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18">
            <text:p>118</text:p>
          </table:table-cell>
          <table:table-cell office:value-type="float" office:value="43">
            <text:p>43</text:p>
          </table:table-cell>
          <table:table-cell table:formula="of:=2*1.2/([.D318]/100)^2" office:value-type="float" office:value="12.9799891833423">
            <text:p>12.979989183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19">
            <text:p>119</text:p>
          </table:table-cell>
          <table:table-cell office:value-type="float" office:value="45">
            <text:p>45</text:p>
          </table:table-cell>
          <table:table-cell table:formula="of:=2*1.2/([.D319]/100)^2" office:value-type="float" office:value="11.8518518518519">
            <text:p>11.851851851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20">
            <text:p>120</text:p>
          </table:table-cell>
          <table:table-cell office:value-type="float" office:value="40">
            <text:p>40</text:p>
          </table:table-cell>
          <table:table-cell table:formula="of:=2*1.2/([.D320]/100)^2" office:value-type="float" office:value="15">
            <text:p>1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21">
            <text:p>121</text:p>
          </table:table-cell>
          <table:table-cell office:value-type="float" office:value="45">
            <text:p>45</text:p>
          </table:table-cell>
          <table:table-cell table:formula="of:=2*1.2/([.D321]/100)^2" office:value-type="float" office:value="11.8518518518519">
            <text:p>11.851851851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22">
            <text:p>122</text:p>
          </table:table-cell>
          <table:table-cell office:value-type="float" office:value="46">
            <text:p>46</text:p>
          </table:table-cell>
          <table:table-cell table:formula="of:=2*1.2/([.D322]/100)^2" office:value-type="float" office:value="11.3421550094518">
            <text:p>11.342155009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23">
            <text:p>123</text:p>
          </table:table-cell>
          <table:table-cell office:value-type="float" office:value="43">
            <text:p>43</text:p>
          </table:table-cell>
          <table:table-cell table:formula="of:=2*1.2/([.D323]/100)^2" office:value-type="float" office:value="12.9799891833423">
            <text:p>12.979989183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24">
            <text:p>124</text:p>
          </table:table-cell>
          <table:table-cell office:value-type="float" office:value="45">
            <text:p>45</text:p>
          </table:table-cell>
          <table:table-cell table:formula="of:=2*1.2/([.D324]/100)^2" office:value-type="float" office:value="11.8518518518519">
            <text:p>11.851851851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25">
            <text:p>125</text:p>
          </table:table-cell>
          <table:table-cell office:value-type="float" office:value="45">
            <text:p>45</text:p>
          </table:table-cell>
          <table:table-cell table:formula="of:=2*1.2/([.D325]/100)^2" office:value-type="float" office:value="11.8518518518519">
            <text:p>11.851851851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26">
            <text:p>126</text:p>
          </table:table-cell>
          <table:table-cell office:value-type="float" office:value="45">
            <text:p>45</text:p>
          </table:table-cell>
          <table:table-cell table:formula="of:=2*1.2/([.D326]/100)^2" office:value-type="float" office:value="11.8518518518519">
            <text:p>11.851851851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27">
            <text:p>127</text:p>
          </table:table-cell>
          <table:table-cell office:value-type="float" office:value="46">
            <text:p>46</text:p>
          </table:table-cell>
          <table:table-cell table:formula="of:=2*1.2/([.D327]/100)^2" office:value-type="float" office:value="11.3421550094518">
            <text:p>11.342155009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28">
            <text:p>128</text:p>
          </table:table-cell>
          <table:table-cell office:value-type="float" office:value="43">
            <text:p>43</text:p>
          </table:table-cell>
          <table:table-cell table:formula="of:=2*1.2/([.D328]/100)^2" office:value-type="float" office:value="12.9799891833423">
            <text:p>12.979989183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29">
            <text:p>129</text:p>
          </table:table-cell>
          <table:table-cell office:value-type="float" office:value="46">
            <text:p>46</text:p>
          </table:table-cell>
          <table:table-cell table:formula="of:=2*1.2/([.D329]/100)^2" office:value-type="float" office:value="11.3421550094518">
            <text:p>11.342155009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30">
            <text:p>130</text:p>
          </table:table-cell>
          <table:table-cell office:value-type="float" office:value="43">
            <text:p>43</text:p>
          </table:table-cell>
          <table:table-cell table:formula="of:=2*1.2/([.D330]/100)^2" office:value-type="float" office:value="12.9799891833423">
            <text:p>12.979989183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31">
            <text:p>131</text:p>
          </table:table-cell>
          <table:table-cell office:value-type="float" office:value="45">
            <text:p>45</text:p>
          </table:table-cell>
          <table:table-cell table:formula="of:=2*1.2/([.D331]/100)^2" office:value-type="float" office:value="11.8518518518519">
            <text:p>11.851851851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32">
            <text:p>132</text:p>
          </table:table-cell>
          <table:table-cell office:value-type="float" office:value="48">
            <text:p>48</text:p>
          </table:table-cell>
          <table:table-cell table:formula="of:=2*1.2/([.D332]/100)^2" office:value-type="float" office:value="10.4166666666667">
            <text:p>10.416666666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33">
            <text:p>133</text:p>
          </table:table-cell>
          <table:table-cell office:value-type="float" office:value="42">
            <text:p>42</text:p>
          </table:table-cell>
          <table:table-cell table:formula="of:=2*1.2/([.D333]/100)^2" office:value-type="float" office:value="13.6054421768708">
            <text:p>13.605442176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34">
            <text:p>134</text:p>
          </table:table-cell>
          <table:table-cell office:value-type="float" office:value="46">
            <text:p>46</text:p>
          </table:table-cell>
          <table:table-cell table:formula="of:=2*1.2/([.D334]/100)^2" office:value-type="float" office:value="11.3421550094518">
            <text:p>11.342155009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35">
            <text:p>135</text:p>
          </table:table-cell>
          <table:table-cell office:value-type="float" office:value="46">
            <text:p>46</text:p>
          </table:table-cell>
          <table:table-cell table:formula="of:=2*1.2/([.D335]/100)^2" office:value-type="float" office:value="11.3421550094518">
            <text:p>11.342155009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36">
            <text:p>136</text:p>
          </table:table-cell>
          <table:table-cell office:value-type="float" office:value="45">
            <text:p>45</text:p>
          </table:table-cell>
          <table:table-cell table:formula="of:=2*1.2/([.D336]/100)^2" office:value-type="float" office:value="11.8518518518519">
            <text:p>11.851851851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37">
            <text:p>137</text:p>
          </table:table-cell>
          <table:table-cell office:value-type="float" office:value="46">
            <text:p>46</text:p>
          </table:table-cell>
          <table:table-cell table:formula="of:=2*1.2/([.D337]/100)^2" office:value-type="float" office:value="11.3421550094518">
            <text:p>11.342155009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38">
            <text:p>138</text:p>
          </table:table-cell>
          <table:table-cell office:value-type="float" office:value="50">
            <text:p>50</text:p>
          </table:table-cell>
          <table:table-cell table:formula="of:=2*1.2/([.D338]/100)^2" office:value-type="float" office:value="9.6">
            <text:p>9.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39">
            <text:p>139</text:p>
          </table:table-cell>
          <table:table-cell office:value-type="float" office:value="45">
            <text:p>45</text:p>
          </table:table-cell>
          <table:table-cell table:formula="of:=2*1.2/([.D339]/100)^2" office:value-type="float" office:value="11.8518518518519">
            <text:p>11.851851851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40">
            <text:p>140</text:p>
          </table:table-cell>
          <table:table-cell office:value-type="float" office:value="48">
            <text:p>48</text:p>
          </table:table-cell>
          <table:table-cell table:formula="of:=2*1.2/([.D340]/100)^2" office:value-type="float" office:value="10.4166666666667">
            <text:p>10.416666666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41">
            <text:p>141</text:p>
          </table:table-cell>
          <table:table-cell office:value-type="float" office:value="42">
            <text:p>42</text:p>
          </table:table-cell>
          <table:table-cell table:formula="of:=2*1.2/([.D341]/100)^2" office:value-type="float" office:value="13.6054421768708">
            <text:p>13.605442176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42">
            <text:p>142</text:p>
          </table:table-cell>
          <table:table-cell office:value-type="float" office:value="45">
            <text:p>45</text:p>
          </table:table-cell>
          <table:table-cell table:formula="of:=2*1.2/([.D342]/100)^2" office:value-type="float" office:value="11.8518518518519">
            <text:p>11.851851851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43">
            <text:p>143</text:p>
          </table:table-cell>
          <table:table-cell office:value-type="float" office:value="48">
            <text:p>48</text:p>
          </table:table-cell>
          <table:table-cell table:formula="of:=2*1.2/([.D343]/100)^2" office:value-type="float" office:value="10.4166666666667">
            <text:p>10.416666666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44">
            <text:p>144</text:p>
          </table:table-cell>
          <table:table-cell office:value-type="float" office:value="51">
            <text:p>51</text:p>
          </table:table-cell>
          <table:table-cell table:formula="of:=2*1.2/([.D344]/100)^2" office:value-type="float" office:value="9.22722029988466">
            <text:p>9.227220299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45">
            <text:p>145</text:p>
          </table:table-cell>
          <table:table-cell office:value-type="float" office:value="46">
            <text:p>46</text:p>
          </table:table-cell>
          <table:table-cell table:formula="of:=2*1.2/([.D345]/100)^2" office:value-type="float" office:value="11.3421550094518">
            <text:p>11.342155009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46">
            <text:p>146</text:p>
          </table:table-cell>
          <table:table-cell office:value-type="float" office:value="46">
            <text:p>46</text:p>
          </table:table-cell>
          <table:table-cell table:formula="of:=2*1.2/([.D346]/100)^2" office:value-type="float" office:value="11.3421550094518">
            <text:p>11.342155009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47">
            <text:p>147</text:p>
          </table:table-cell>
          <table:table-cell office:value-type="float" office:value="45">
            <text:p>45</text:p>
          </table:table-cell>
          <table:table-cell table:formula="of:=2*1.2/([.D347]/100)^2" office:value-type="float" office:value="11.8518518518519">
            <text:p>11.851851851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48">
            <text:p>148</text:p>
          </table:table-cell>
          <table:table-cell office:value-type="float" office:value="46">
            <text:p>46</text:p>
          </table:table-cell>
          <table:table-cell table:formula="of:=2*1.2/([.D348]/100)^2" office:value-type="float" office:value="11.3421550094518">
            <text:p>11.342155009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49">
            <text:p>149</text:p>
          </table:table-cell>
          <table:table-cell office:value-type="float" office:value="51">
            <text:p>51</text:p>
          </table:table-cell>
          <table:table-cell table:formula="of:=2*1.2/([.D349]/100)^2" office:value-type="float" office:value="9.22722029988466">
            <text:p>9.227220299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50">
            <text:p>150</text:p>
          </table:table-cell>
          <table:table-cell office:value-type="float" office:value="43">
            <text:p>43</text:p>
          </table:table-cell>
          <table:table-cell table:formula="of:=2*1.2/([.D350]/100)^2" office:value-type="float" office:value="12.9799891833423">
            <text:p>12.979989183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51">
            <text:p>151</text:p>
          </table:table-cell>
          <table:table-cell office:value-type="float" office:value="45">
            <text:p>45</text:p>
          </table:table-cell>
          <table:table-cell table:formula="of:=2*1.2/([.D351]/100)^2" office:value-type="float" office:value="11.8518518518519">
            <text:p>11.851851851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52">
            <text:p>152</text:p>
          </table:table-cell>
          <table:table-cell office:value-type="float" office:value="46">
            <text:p>46</text:p>
          </table:table-cell>
          <table:table-cell table:formula="of:=2*1.2/([.D352]/100)^2" office:value-type="float" office:value="11.3421550094518">
            <text:p>11.342155009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53">
            <text:p>153</text:p>
          </table:table-cell>
          <table:table-cell office:value-type="float" office:value="45">
            <text:p>45</text:p>
          </table:table-cell>
          <table:table-cell table:formula="of:=2*1.2/([.D353]/100)^2" office:value-type="float" office:value="11.8518518518519">
            <text:p>11.851851851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54">
            <text:p>154</text:p>
          </table:table-cell>
          <table:table-cell office:value-type="float" office:value="48">
            <text:p>48</text:p>
          </table:table-cell>
          <table:table-cell table:formula="of:=2*1.2/([.D354]/100)^2" office:value-type="float" office:value="10.4166666666667">
            <text:p>10.416666666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55">
            <text:p>155</text:p>
          </table:table-cell>
          <table:table-cell office:value-type="float" office:value="46">
            <text:p>46</text:p>
          </table:table-cell>
          <table:table-cell table:formula="of:=2*1.2/([.D355]/100)^2" office:value-type="float" office:value="11.3421550094518">
            <text:p>11.342155009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56">
            <text:p>156</text:p>
          </table:table-cell>
          <table:table-cell office:value-type="float" office:value="45">
            <text:p>45</text:p>
          </table:table-cell>
          <table:table-cell table:formula="of:=2*1.2/([.D356]/100)^2" office:value-type="float" office:value="11.8518518518519">
            <text:p>11.851851851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57">
            <text:p>157</text:p>
          </table:table-cell>
          <table:table-cell office:value-type="float" office:value="45">
            <text:p>45</text:p>
          </table:table-cell>
          <table:table-cell table:formula="of:=2*1.2/([.D357]/100)^2" office:value-type="float" office:value="11.8518518518519">
            <text:p>11.851851851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58">
            <text:p>158</text:p>
          </table:table-cell>
          <table:table-cell office:value-type="float" office:value="43">
            <text:p>43</text:p>
          </table:table-cell>
          <table:table-cell table:formula="of:=2*1.2/([.D358]/100)^2" office:value-type="float" office:value="12.9799891833423">
            <text:p>12.979989183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59">
            <text:p>159</text:p>
          </table:table-cell>
          <table:table-cell office:value-type="float" office:value="45">
            <text:p>45</text:p>
          </table:table-cell>
          <table:table-cell table:formula="of:=2*1.2/([.D359]/100)^2" office:value-type="float" office:value="11.8518518518519">
            <text:p>11.851851851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60">
            <text:p>160</text:p>
          </table:table-cell>
          <table:table-cell office:value-type="float" office:value="46">
            <text:p>46</text:p>
          </table:table-cell>
          <table:table-cell table:formula="of:=2*1.2/([.D360]/100)^2" office:value-type="float" office:value="11.3421550094518">
            <text:p>11.342155009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61">
            <text:p>161</text:p>
          </table:table-cell>
          <table:table-cell office:value-type="float" office:value="43">
            <text:p>43</text:p>
          </table:table-cell>
          <table:table-cell table:formula="of:=2*1.2/([.D361]/100)^2" office:value-type="float" office:value="12.9799891833423">
            <text:p>12.979989183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62">
            <text:p>162</text:p>
          </table:table-cell>
          <table:table-cell office:value-type="float" office:value="46">
            <text:p>46</text:p>
          </table:table-cell>
          <table:table-cell table:formula="of:=2*1.2/([.D362]/100)^2" office:value-type="float" office:value="11.3421550094518">
            <text:p>11.342155009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63">
            <text:p>163</text:p>
          </table:table-cell>
          <table:table-cell office:value-type="float" office:value="46">
            <text:p>46</text:p>
          </table:table-cell>
          <table:table-cell table:formula="of:=2*1.2/([.D363]/100)^2" office:value-type="float" office:value="11.3421550094518">
            <text:p>11.342155009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64">
            <text:p>164</text:p>
          </table:table-cell>
          <table:table-cell office:value-type="float" office:value="46">
            <text:p>46</text:p>
          </table:table-cell>
          <table:table-cell table:formula="of:=2*1.2/([.D364]/100)^2" office:value-type="float" office:value="11.3421550094518">
            <text:p>11.342155009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65">
            <text:p>165</text:p>
          </table:table-cell>
          <table:table-cell office:value-type="float" office:value="43">
            <text:p>43</text:p>
          </table:table-cell>
          <table:table-cell table:formula="of:=2*1.2/([.D365]/100)^2" office:value-type="float" office:value="12.9799891833423">
            <text:p>12.979989183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66">
            <text:p>166</text:p>
          </table:table-cell>
          <table:table-cell office:value-type="float" office:value="45">
            <text:p>45</text:p>
          </table:table-cell>
          <table:table-cell table:formula="of:=2*1.2/([.D366]/100)^2" office:value-type="float" office:value="11.8518518518519">
            <text:p>11.851851851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67">
            <text:p>167</text:p>
          </table:table-cell>
          <table:table-cell office:value-type="float" office:value="46">
            <text:p>46</text:p>
          </table:table-cell>
          <table:table-cell table:formula="of:=2*1.2/([.D367]/100)^2" office:value-type="float" office:value="11.3421550094518">
            <text:p>11.342155009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68">
            <text:p>168</text:p>
          </table:table-cell>
          <table:table-cell office:value-type="float" office:value="48">
            <text:p>48</text:p>
          </table:table-cell>
          <table:table-cell table:formula="of:=2*1.2/([.D368]/100)^2" office:value-type="float" office:value="10.4166666666667">
            <text:p>10.416666666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69">
            <text:p>169</text:p>
          </table:table-cell>
          <table:table-cell office:value-type="float" office:value="42">
            <text:p>42</text:p>
          </table:table-cell>
          <table:table-cell table:formula="of:=2*1.2/([.D369]/100)^2" office:value-type="float" office:value="13.6054421768708">
            <text:p>13.605442176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70">
            <text:p>170</text:p>
          </table:table-cell>
          <table:table-cell office:value-type="float" office:value="45">
            <text:p>45</text:p>
          </table:table-cell>
          <table:table-cell table:formula="of:=2*1.2/([.D370]/100)^2" office:value-type="float" office:value="11.8518518518519">
            <text:p>11.851851851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71">
            <text:p>171</text:p>
          </table:table-cell>
          <table:table-cell office:value-type="float" office:value="45">
            <text:p>45</text:p>
          </table:table-cell>
          <table:table-cell table:formula="of:=2*1.2/([.D371]/100)^2" office:value-type="float" office:value="11.8518518518519">
            <text:p>11.851851851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72">
            <text:p>172</text:p>
          </table:table-cell>
          <table:table-cell office:value-type="float" office:value="45">
            <text:p>45</text:p>
          </table:table-cell>
          <table:table-cell table:formula="of:=2*1.2/([.D372]/100)^2" office:value-type="float" office:value="11.8518518518519">
            <text:p>11.851851851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73">
            <text:p>173</text:p>
          </table:table-cell>
          <table:table-cell office:value-type="float" office:value="48">
            <text:p>48</text:p>
          </table:table-cell>
          <table:table-cell table:formula="of:=2*1.2/([.D373]/100)^2" office:value-type="float" office:value="10.4166666666667">
            <text:p>10.416666666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74">
            <text:p>174</text:p>
          </table:table-cell>
          <table:table-cell office:value-type="float" office:value="45">
            <text:p>45</text:p>
          </table:table-cell>
          <table:table-cell table:formula="of:=2*1.2/([.D374]/100)^2" office:value-type="float" office:value="11.8518518518519">
            <text:p>11.851851851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75">
            <text:p>175</text:p>
          </table:table-cell>
          <table:table-cell office:value-type="float" office:value="45">
            <text:p>45</text:p>
          </table:table-cell>
          <table:table-cell table:formula="of:=2*1.2/([.D375]/100)^2" office:value-type="float" office:value="11.8518518518519">
            <text:p>11.851851851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76">
            <text:p>176</text:p>
          </table:table-cell>
          <table:table-cell office:value-type="float" office:value="40">
            <text:p>40</text:p>
          </table:table-cell>
          <table:table-cell table:formula="of:=2*1.2/([.D376]/100)^2" office:value-type="float" office:value="15">
            <text:p>1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77">
            <text:p>177</text:p>
          </table:table-cell>
          <table:table-cell office:value-type="float" office:value="43">
            <text:p>43</text:p>
          </table:table-cell>
          <table:table-cell table:formula="of:=2*1.2/([.D377]/100)^2" office:value-type="float" office:value="12.9799891833423">
            <text:p>12.979989183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78">
            <text:p>178</text:p>
          </table:table-cell>
          <table:table-cell office:value-type="float" office:value="46">
            <text:p>46</text:p>
          </table:table-cell>
          <table:table-cell table:formula="of:=2*1.2/([.D378]/100)^2" office:value-type="float" office:value="11.3421550094518">
            <text:p>11.342155009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79">
            <text:p>179</text:p>
          </table:table-cell>
          <table:table-cell office:value-type="float" office:value="43">
            <text:p>43</text:p>
          </table:table-cell>
          <table:table-cell table:formula="of:=2*1.2/([.D379]/100)^2" office:value-type="float" office:value="12.9799891833423">
            <text:p>12.979989183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80">
            <text:p>180</text:p>
          </table:table-cell>
          <table:table-cell office:value-type="float" office:value="48">
            <text:p>48</text:p>
          </table:table-cell>
          <table:table-cell table:formula="of:=2*1.2/([.D380]/100)^2" office:value-type="float" office:value="10.4166666666667">
            <text:p>10.416666666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81">
            <text:p>181</text:p>
          </table:table-cell>
          <table:table-cell office:value-type="float" office:value="43">
            <text:p>43</text:p>
          </table:table-cell>
          <table:table-cell table:formula="of:=2*1.2/([.D381]/100)^2" office:value-type="float" office:value="12.9799891833423">
            <text:p>12.979989183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82">
            <text:p>182</text:p>
          </table:table-cell>
          <table:table-cell office:value-type="float" office:value="42">
            <text:p>42</text:p>
          </table:table-cell>
          <table:table-cell table:formula="of:=2*1.2/([.D382]/100)^2" office:value-type="float" office:value="13.6054421768708">
            <text:p>13.605442176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83">
            <text:p>183</text:p>
          </table:table-cell>
          <table:table-cell office:value-type="float" office:value="43">
            <text:p>43</text:p>
          </table:table-cell>
          <table:table-cell table:formula="of:=2*1.2/([.D383]/100)^2" office:value-type="float" office:value="12.9799891833423">
            <text:p>12.979989183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84">
            <text:p>184</text:p>
          </table:table-cell>
          <table:table-cell office:value-type="float" office:value="42">
            <text:p>42</text:p>
          </table:table-cell>
          <table:table-cell table:formula="of:=2*1.2/([.D384]/100)^2" office:value-type="float" office:value="13.6054421768708">
            <text:p>13.605442176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85">
            <text:p>185</text:p>
          </table:table-cell>
          <table:table-cell office:value-type="float" office:value="46">
            <text:p>46</text:p>
          </table:table-cell>
          <table:table-cell table:formula="of:=2*1.2/([.D385]/100)^2" office:value-type="float" office:value="11.3421550094518">
            <text:p>11.342155009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86">
            <text:p>186</text:p>
          </table:table-cell>
          <table:table-cell office:value-type="float" office:value="42">
            <text:p>42</text:p>
          </table:table-cell>
          <table:table-cell table:formula="of:=2*1.2/([.D386]/100)^2" office:value-type="float" office:value="13.6054421768708">
            <text:p>13.605442176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87">
            <text:p>187</text:p>
          </table:table-cell>
          <table:table-cell office:value-type="float" office:value="50">
            <text:p>50</text:p>
          </table:table-cell>
          <table:table-cell table:formula="of:=2*1.2/([.D387]/100)^2" office:value-type="float" office:value="9.6">
            <text:p>9.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88">
            <text:p>188</text:p>
          </table:table-cell>
          <table:table-cell office:value-type="float" office:value="42">
            <text:p>42</text:p>
          </table:table-cell>
          <table:table-cell table:formula="of:=2*1.2/([.D388]/100)^2" office:value-type="float" office:value="13.6054421768708">
            <text:p>13.605442176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89">
            <text:p>189</text:p>
          </table:table-cell>
          <table:table-cell office:value-type="float" office:value="43">
            <text:p>43</text:p>
          </table:table-cell>
          <table:table-cell table:formula="of:=2*1.2/([.D389]/100)^2" office:value-type="float" office:value="12.9799891833423">
            <text:p>12.979989183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90">
            <text:p>190</text:p>
          </table:table-cell>
          <table:table-cell office:value-type="float" office:value="45">
            <text:p>45</text:p>
          </table:table-cell>
          <table:table-cell table:formula="of:=2*1.2/([.D390]/100)^2" office:value-type="float" office:value="11.8518518518519">
            <text:p>11.851851851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91">
            <text:p>191</text:p>
          </table:table-cell>
          <table:table-cell office:value-type="float" office:value="48">
            <text:p>48</text:p>
          </table:table-cell>
          <table:table-cell table:formula="of:=2*1.2/([.D391]/100)^2" office:value-type="float" office:value="10.4166666666667">
            <text:p>10.416666666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92">
            <text:p>192</text:p>
          </table:table-cell>
          <table:table-cell office:value-type="float" office:value="45">
            <text:p>45</text:p>
          </table:table-cell>
          <table:table-cell table:formula="of:=2*1.2/([.D392]/100)^2" office:value-type="float" office:value="11.8518518518519">
            <text:p>11.851851851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93">
            <text:p>193</text:p>
          </table:table-cell>
          <table:table-cell office:value-type="float" office:value="43">
            <text:p>43</text:p>
          </table:table-cell>
          <table:table-cell table:formula="of:=2*1.2/([.D393]/100)^2" office:value-type="float" office:value="12.9799891833423">
            <text:p>12.979989183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94">
            <text:p>194</text:p>
          </table:table-cell>
          <table:table-cell office:value-type="float" office:value="45">
            <text:p>45</text:p>
          </table:table-cell>
          <table:table-cell table:formula="of:=2*1.2/([.D394]/100)^2" office:value-type="float" office:value="11.8518518518519">
            <text:p>11.851851851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95">
            <text:p>195</text:p>
          </table:table-cell>
          <table:table-cell office:value-type="float" office:value="46">
            <text:p>46</text:p>
          </table:table-cell>
          <table:table-cell table:formula="of:=2*1.2/([.D395]/100)^2" office:value-type="float" office:value="11.3421550094518">
            <text:p>11.342155009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96">
            <text:p>196</text:p>
          </table:table-cell>
          <table:table-cell office:value-type="float" office:value="43">
            <text:p>43</text:p>
          </table:table-cell>
          <table:table-cell table:formula="of:=2*1.2/([.D396]/100)^2" office:value-type="float" office:value="12.9799891833423">
            <text:p>12.979989183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97">
            <text:p>197</text:p>
          </table:table-cell>
          <table:table-cell office:value-type="float" office:value="45">
            <text:p>45</text:p>
          </table:table-cell>
          <table:table-cell table:formula="of:=2*1.2/([.D397]/100)^2" office:value-type="float" office:value="11.8518518518519">
            <text:p>11.851851851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98">
            <text:p>198</text:p>
          </table:table-cell>
          <table:table-cell office:value-type="float" office:value="48">
            <text:p>48</text:p>
          </table:table-cell>
          <table:table-cell table:formula="of:=2*1.2/([.D398]/100)^2" office:value-type="float" office:value="10.4166666666667">
            <text:p>10.416666666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99">
            <text:p>199</text:p>
          </table:table-cell>
          <table:table-cell office:value-type="float" office:value="43">
            <text:p>43</text:p>
          </table:table-cell>
          <table:table-cell table:formula="of:=2*1.2/([.D399]/100)^2" office:value-type="float" office:value="12.9799891833423">
            <text:p>12.979989183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00">
            <text:p>200</text:p>
          </table:table-cell>
          <table:table-cell office:value-type="float" office:value="45">
            <text:p>45</text:p>
          </table:table-cell>
          <table:table-cell table:formula="of:=2*1.2/([.D400]/100)^2" office:value-type="float" office:value="11.8518518518519">
            <text:p>11.8518518519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AVERAGE([.D201:.D400])" office:value-type="float" office:value="44.605">
            <text:p>44.605</text:p>
          </table:table-cell>
          <table:table-cell table:formula="of:=AVERAGE([.E201:.E400])" office:value-type="float" office:value="12.1420452263095">
            <text:p>12.1420452263</text:p>
          </table:table-cell>
          <table:table-cell table:number-columns-repeated="13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I207:Sheet1.I217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5">00/00/0000</text:date>, <text:time style:data-style-name="N2" text:time-value="0000-00-00T14:44:3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8T12:48:29</meta:creation-date>
    <dc:date>2013-03-05T15:02:11</dc:date>
    <meta:editing-duration>PT1H56M8S</meta:editing-duration>
    <meta:editing-cycles>16</meta:editing-cycles>
    <meta:generator>LibreOffice/3.6$Linux_X86_64 LibreOffice_project/360m1$Build-2</meta:generator>
    <meta:document-statistic meta:table-count="2" meta:cell-count="140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4.105cm" svg:y="4.203cm" style:legend-expansion="high" chart:style-name="ch2"/>
        <chart:plot-area chart:style-name="ch3" table:cell-range-address="Sheet1.C25:Sheet1.Q25" svg:x="0.769cm" svg:y="0.855cm" svg:width="12.698cm" svg:height="7.55cm">
          <chartooo:coordinate-region svg:x="1.576cm" svg:y="1.055cm" svg:width="11.891cm" svg:height="6.70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25:Sheet1.Q25" chart:class="chart:bar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Row 2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C25:Sheet1.Q25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78">
                <text:p>78</text:p>
              </table:table-cell>
              <table:table-cell office:value-type="float" office:value="107">
                <text:p>107</text:p>
              </table:table-cell>
              <table:table-cell office:value-type="float" office:value="190">
                <text:p>190</text:p>
              </table:table-cell>
              <table:table-cell office:value-type="float" office:value="184">
                <text:p>184</text:p>
              </table:table-cell>
              <table:table-cell office:value-type="float" office:value="206">
                <text:p>206</text:p>
              </table:table-cell>
              <table:table-cell office:value-type="float" office:value="110">
                <text:p>110</text:p>
              </table:table-cell>
              <table:table-cell office:value-type="float" office:value="46">
                <text:p>46</text:p>
              </table:table-cell>
              <table:table-cell office:value-type="float" office:value="28">
                <text:p>2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